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244cm" fo:min-width="25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467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10.494cm" svg:x="2.27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0.494cm" svg:x="8.401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IP</text:span></text:p>
              </table:table-cell>
              <table:table-cell table:number-rows-spanned="3">
                <text:p text:style-name="P1"><text:span text:style-name="T1">SI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W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<text:span text:style-name="T1">HTT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523cm" svg:height="1.233cm" svg:x="2.805cm" svg:y="9.526cm">
          <draw:text-box>
            <text:p><text:span text:style-name="T2">SIP over WS</text:span></text:p>
          </draw:text-box>
        </draw:frame>
        <draw:frame draw:style-name="gr3" draw:text-style-name="P2" draw:layer="layout" svg:width="5.967cm" svg:height="1.233cm" svg:x="22.499cm" svg:y="9.563cm">
          <draw:text-box>
            <text:p><text:span text:style-name="T2">SIP over U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5-27T22:19:51.857781743</dc:date>
    <meta:editing-duration>PT44M2S</meta:editing-duration>
    <meta:editing-cycles>9</meta:editing-cycles>
    <meta:generator>LibreOffice/4.3.3.2$Linux_X86_64 LibreOffice_project/430m0$Build-2</meta:generator>
    <meta:document-statistic meta:object-count="4"/>
  </office:meta>
</office:document-meta>
</file>